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107.17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26" style:family="table-cell" style:parent-style-name="Excel_20_Built-in_20_Normal" style:data-style-name="N40"/>
    <style:style style:name="ce93" style:family="table-cell" style:parent-style-name="Excel_20_Built-in_20_Normal" style:data-style-name="N41">
      <style:table-cell-properties fo:background-color="transparent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07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Arial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7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8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number-columns-repeated="2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151" table:default-cell-style-name="ce226"/>
        <table:table-column table:style-name="co92" table:default-cell-style-name="ce226"/>
        <table:table-column table:style-name="co24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number-columns-repeated="2" table:default-cell-style-name="ce226"/>
        <table:table-column table:style-name="co8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ce240"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ce107" office:value-type="string" calcext:value-type="string">
            <text:p><text:span text:style-name="T10">315SalisNewsshunt72B</text:span><text:span text:style-name="T15">444T9</text:span>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dock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2"/>
          <table:table-cell table:style-name="ce240"/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ce240"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6">444T9</text:span>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8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8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8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9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9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6" office:value-type="string" calcext:value-type="string">
            <text:p>RL_MN35005LE + RL_115WlooPlymNews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office:value-type="string" calcext:value-type="string">
            <text:p>RL_T9_30707D17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2H00M00S" calcext:value-type="time">
            <text:p>02:00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3H15M00S" calcext:value-type="time">
            <text:p>03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40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40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<text:span text:style-name="T12">444T9$pickup /static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 table:number-columns-repeated="2"/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8">740DorchwWmthauto</text:span></text:p>
          </table:table-cell>
          <table:table-cell office:value-type="string" calcext:value-type="string">
            <text:p>$forms=<text:span text:style-name="T18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9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table:style-name="ce240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ce225"/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4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48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10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9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9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8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8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8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2"/>
          <table:table-cell table:style-name="ce240"/>
          <table:table-cell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3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3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 table:number-columns-repeated="2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3"/>
          <table:table-cell table:style-name="ce230" table:number-columns-repeated="2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0"/>
          <table:table-cell table:style-name="Excel_20_Built-in_20_Normal"/>
          <table:table-cell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 table:number-columns-repeated="4"/>
          <table:table-cell table:style-name="ce225"/>
          <table:table-cell/>
          <table:table-cell table:style-name="ce225" table:number-columns-repeated="2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5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9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5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0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ce225"/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4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3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7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4"/>
          <table:table-cell table:style-name="ce225" office:value-type="time" office:time-value="PT07H49M00S" calcext:value-type="time">
            <text:p>07:49:00</text:p>
          </table:table-cell>
          <table:table-cell table:style-name="ce225"/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style-name="ce225"/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0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 office:value-type="string" calcext:value-type="string">
            <text:p>08:21 <text:s text:c="249"/></text:p>
          </table:table-cell>
          <table:table-cell table:style-name="Excel_20_Built-in_20_Normal"/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4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 table:number-columns-repeated="2"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2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3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3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2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4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45" office:value-type="time" office:time-value="PT02H49M00S" calcext:value-type="time">
            <text:p>02:49:0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table:style-name="ce240" office:value-type="string" calcext:value-type="string">
            <text:p>03:11-03:19$detach /units=-3 /static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8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8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222"/>
          <table:table-cell table:style-name="ce222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3-23T23:52:47.062000000</dc:date>
    <meta:editing-duration>P18DT8H37M10S</meta:editing-duration>
    <meta:editing-cycles>670</meta:editing-cycles>
    <meta:generator>LibreOffice/6.2.8.2$Windows_X86_64 LibreOffice_project/f82ddfca21ebc1e222a662a32b25c0c9d20169ee</meta:generator>
    <meta:document-statistic meta:table-count="1" meta:cell-count="6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